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/>
    </style:style>
    <style:style style:name="T1" style:family="text">
      <style:text-properties style:font-name="Times New Roman1" fo:font-size="14pt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style:font-name="Times New Roman1" fo:font-size="12pt" style:font-size-asian="12pt"/>
    </style:style>
    <style:style style:name="T3" style:family="text">
      <style:text-properties style:font-name="Times New Roman1" fo:font-size="12pt" fo:font-weight="bold" style:font-size-asian="12pt" style:font-weight-asian="bold"/>
    </style:style>
    <style:style style:name="T4" style:family="text">
      <style:text-properties style:font-name="Times New Roman1" fo:font-size="12pt" fo:font-style="italic" fo:font-weight="bold" style:font-size-asian="12pt" style:font-style-asian="italic" style:font-weight-asian="bold"/>
    </style:style>
    <style:style style:name="T5" style:family="text">
      <style:text-properties fo:color="#0000ff" style:font-name="Times New Roman1" fo:font-size="12pt" style:text-underline-style="solid" style:text-underline-width="auto" style:text-underline-color="font-color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olumbia Debris Recovery Support By Amateur Radio</text:span><text:span text:style-name="T2"><text:line-break/><text:line-break/>Many had asked me when there would be a report on the 2 hour and 15<text:line-break/>minute long debriefing net from February 16 that was held on the<text:line-break/>Dallas A.R.C. 146.88 repeater and linked via EchoLink. See below.<text:line-break/><text:line-break/>I will apologize now for any errors or omissions. I used both my hand<text:line-break/>written notes and tapes of the net but know that one or two made<text:line-break/>comments that were lost during tape changes. With those exceptions I<text:line-break/>have tried to fairly present everyone's input.<text:line-break/><text:line-break/>Best regards,<text:line-break/>Jim Lawyer<text:line-break/>aa5qx<text:line-break/><text:line-break/><text:line-break/>The following is a record of the information presented and discussed during<text:line-break/>the debriefing net on February 16, 2003. The net which was held on the<text:line-break/>Dallas Amateur Radio Club repeater, W5FC, 146.880, lasted 2 hours and 15<text:line-break/>minutes and included hams from the Dallas/Ft Worth metroplex and hams linked<text:line-break/>via EchoLink software and the internet.<text:line-break/><text:line-break/><text:line-break/> </text:span><text:span text:style-name="T3">Net format and overview with guidelines regarding comments</text:span><text:span text:style-name="T2"><text:line-break/><text:line-break/>AA5QX, Jim, Dallas - Debriefing Net Control / Moderator<text:line-break/><text:line-break/>We will be discussing several topics related to the amateur radio operations<text:line-break/>during the East Texas shuttle recovery. We are linking one or more of the<text:line-break/>amateur radio leaders from Nacogdoches to this net via Echolink. I would<text:line-break/>like to first allow some of those hams to provide us with some background<text:line-break/>and behind the scenes information. For those with Echolink - look for W5FC-R<text:line-break/>and/or WX_TALK but please watch for instructions regarding use of the link<text:line-break/>so you don't inadvertently lock up the room or the Dallas net.. For local<text:line-break/>hams, please keep comments short and unkey frequently to prevent the various<text:line-break/>linked repeaters timing out.<text:line-break/><text:line-break/> </text:span><text:span text:style-name="T3">Overview of East Texas involvement and some background information</text:span></text:p>
      <text:p text:style-name="Standard"><text:span text:style-name="T2"><text:line-break/>KD5CCH, Kevin Anderson, Nacogdoches, was in charge of support operations for<text:line-break/>Nacogdoches<text:line-break/><text:line-break/>On Saturday morning it was:<text:line-break/><text:line-break/>8:15 a.m. Heard Explosion<text:line-break/><text:line-break/>8:16 a.m. Hams were on their radios talking about it<text:line-break/><text:line-break/>8:17 a.m. Found out that the Shuttle had Failed<text:line-break/><text:line-break/></text:span><text:soft-page-break/><text:span text:style-name="T2">8:20 a.m. A local net was fully operational<text:line-break/><text:line-break/>9:00 a.m. Nacogdoches had a net with 18 Operators were involved in the<text:line-break/>initial assessment<text:line-break/><text:line-break/>All day Saturday was spent determining the extent of the debri in the three<text:line-break/>county area. Sunday was more reactionary with people calling in with debri.<text:line-break/>The Feds were rolling in and plans were being made as to how to proceed. We<text:line-break/>jumped in with the locals, we still had no idea as to the extent of the<text:line-break/>services we were going to be asked to provide. As the Feds rolled in they<text:line-break/>very quickly found out that they couldn't operate over the area they had to<text:line-break/>cover. Their communications were very limited. There were a lot of different<text:line-break/>jurisdictions involved and a lot of different agencies in here. The only<text:line-break/>thing that was truly reliable was ham radio. We had someone shadowing all of<text:line-break/>the main officials. Only a small portion of the traffic was on the repeater<text:line-break/>hooked to EchoLink. We passed a lot of the traffic, some was very critical<text:line-break/>traffic.<text:line-break/><text:line-break/>As we got into the beginning of the week we realized we were going to have<text:line-break/>lots of help. That's where the real problem started. How do you get<text:line-break/>sufficient help without having too much help. The worst thing we could<text:line-break/>envision was having a thousand hams in here that we couldn't use. That is<text:line-break/>one of the main things I plan on addressing in the future, managing large<text:line-break/>numbers of hams in a situation like this. The needs were extreme and not<text:line-break/>normal ham radio work. Heavy terrain and changes that occured hourly.<text:line-break/><text:line-break/>The best thing was that the ones who showed up absolutely showed up with the<text:line-break/>best attitudes. We were working under a lot of duress. Most of us locals<text:line-break/>that were trying to coordinate things running on very little sleep. Folks<text:line-break/>came from all over the country from New York to British Columbia,<text:line-break/>California, South Texas, Dallas, Houston, you name it. A lot of these people<text:line-break/>didn't know one another, had never worked together and had never trained<text:line-break/>together and there was no standard SOP or mitigation plan laying on the<text:line-break/>desk. We just reacted to what the needs were at that moment and people just<text:line-break/>took their task and went with it, whatever it was. People were riding with<text:line-break/>DPS, FBI, NTSB, walking in the woods. As it went from a locating mode of<text:line-break/>GPSin these things, we went back and forth from locating stuff and GPSing it<text:line-break/>to picking it up and back to locating it again.<text:line-break/><text:line-break/>We used from 25 to 71 hams per day in Nacogdoches with the high being 71 on<text:line-break/>Saturday. That's a lot of hams to be coordinated, assigned to teams,<text:line-break/>assigned to net control. We had 188 unique hams come through Nacogdoches.<text:line-break/>Our hams drove over 60,000 miles in their personal vehicles and logged 5,500<text:line-break/>manhours.<text:line-break/><text:line-break/>We got a lot of commendations from the Incident Commander and a lot of<text:line-break/>agencies on the scene but the one word that was used the most was<text:line-break/>"professional". Every one conducted themselves in a very professional manner<text:line-break/>and pitched in and did the best they could.<text:line-break/><text:line-break/></text:span><text:soft-page-break/><text:span text:style-name="T2"><text:line-break/></text:span><text:span text:style-name="T3"> North Texas A.R.E.S. Involvement</text:span></text:p>
      <text:p text:style-name="Standard"><text:span text:style-name="T2"><text:line-break/>K5MWC, Bill Swan, McKinney, North Texas A.R.E.S., Section Eemergency<text:line-break/>Coordinator<text:line-break/><text:line-break/>I want to let everyone know that although my direct involvement was very<text:line-break/>small compared to others, I did listen and try to understand what was going<text:line-break/>on. I did contact the local Emergency Coordinator in Nacogdoches. I think<text:line-break/>that this was born out of tragedy, which unhappily is the way we get a lot<text:line-break/>of the recognition that we get. We certainly demonstrated the value of<text:line-break/>amateur radio. Once again amateur radio came to the forefront. There were<text:line-break/>many agencies involved, all of which have their own communication equipment<text:line-break/>but which cannot as a general rule inter-operate as they must in situations<text:line-break/>such as this.<text:line-break/><text:line-break/>There was a lot of interface with agencies and organizations that we perhaps<text:line-break/>don't normally have a chance to do. So once again the value of this is to<text:line-break/>spread an awareness of amateur radio to agencies and organizations that<text:line-break/>perhaps are not familiar with our performance in situations such as we had.<text:line-break/><text:line-break/>My role primarily was to be a clearing house of information, to direct<text:line-break/>people to those who were directing people into the area and providing<text:line-break/>excellent information regarding what to expect when they arrive. And to just<text:line-break/>generally make certain that we were available if need be. There were a lot<text:line-break/>of people calling from out of the state asking how they could become<text:line-break/>involved. As Kevin mentioned, one of the big things to be sure of when you<text:line-break/>do have a lot of people responding is that you do so in a way that is<text:line-break/>organized and in a way that allows people to make use of their talents and<text:line-break/>their time in the most productive way.<text:line-break/><text:line-break/>It was also my opportunity to coordinate with the South Texas Section of the<text:line-break/>ARES and to keep them advised of what was going on during the initial part<text:line-break/>of the operation. I know that they later participated, especially in San<text:line-break/>Augustine County and also in Nacogdoches County.<text:line-break/><text:line-break/>The coordination with amateur radio in general is something else I would<text:line-break/>like to emphasize. This was not an ARES organization only and was not a<text:line-break/>RACES organization only, but it was amateur radio and that is what we are<text:line-break/>all about. Providing a service to the general public and also to the served<text:line-break/>agencies that we are involved in. It was a good learning experience for<text:line-break/>everyone no matter what your involvement was and those are the things that<text:line-break/>will be picked up in the net tonight.<text:line-break/><text:line-break/>I am very, very proud of the amateur radio organization. We always come<text:line-break/>through. We are a very responsive organization. We learn from these<text:line-break/>experiences and this was a very important experience. One that has<text:line-break/>demonstrated the value of amateur radio to many, many people and certainly<text:line-break/>helped the awareness to agencies that we do not normally get to work with.<text:line-break/>These things can work to our benefit.<text:line-break/></text:span><text:soft-page-break/><text:span text:style-name="T2"><text:line-break/>As the Section Emergency Coordinator for North Texas I am very proud of the<text:line-break/>work that Jim, AA5QX and Johnny, K5JD did in helping to coordinate things<text:line-break/>from this end. As many, many people,188 as I understood was the number<text:line-break/>accounted for, we can all take pride and we can all learn from these<text:line-break/>experiences. I know there were things that didn't go the way they were<text:line-break/>expected but those are the things that we get out of these operations.<text:line-break/><text:line-break/>Once again, thanks to everyone. I'm very, very happy that we had the chance<text:line-break/>to respond as we did and it sounds like from what I understand from every<text:line-break/>source, that overall the operation was certainly a great success.<text:line-break/><text:line-break/><text:line-break/>KK5BE, K.J. Hughes, Nacogdoches - Net control in Nacogdoches, A.R.E.S.<text:line-break/>Emergency Coordinator for Nacogdoches County<text:line-break/><text:line-break/>Thank you to everybody on the net. On my behalf as well as Jeff Clark,<text:line-break/>K5NAC, another net controller we want to say thanks to everyone. We're a<text:line-break/>small club, we have 33 ARES members but thank goodness for the past several<text:line-break/>years that we have been in training, both simulated and actual. We handle a<text:line-break/>lot of evacuees from the gulf coast during hurricanes. I know that we'll<text:line-break/>continue our training. I also want to thank Bill Swan not only for his<text:line-break/>support in this operation but for times past. Bill has been a great help to<text:line-break/>us. As Bill said earlier, we were under no one flag but just a lot of good<text:line-break/>hams. I also want to be sure to thank W5BJ, Bob Jones, K5HW, Bud Walton and<text:line-break/>N5TIM, John Galvin and the Garland Amateur Radio Club for their help in<text:line-break/>getting the 146.660 repeater down here so quickly. It really saved the day.<text:line-break/><text:line-break/><text:line-break/> </text:span><text:span text:style-name="T3">Summary of how and why Dallas became involved in recovery efforts</text:span></text:p>
      <text:p text:style-name="Standard"><text:span text:style-name="T2"><text:line-break/>K5JD, Johnny Davis, Richardson - linked Dallas to Nacogdoches via EchoLink<text:line-break/><text:line-break/>What happened, as those who are locally involved in RACES recall, we had a<text:line-break/>discussion after the net about getting people to volunteer to go to East<text:line-break/>Texas to help. Jim, AA5QX and I started putting together the list of names<text:line-break/>of those who could go. Jim developed the system to keep up with the<text:line-break/>volunteers and to publish updates and to send lists to Kevin daily or even<text:line-break/>more often to let him know who was coming and what days. Monday it cranked<text:line-break/>up and I was amazed and simply flabbergasted and pleased with the response<text:line-break/>we were getting from the hams in north Texas. It started off with most of<text:line-break/>them we were getting were from Dallas and then Fort Worth and then Oklahoma<text:line-break/>and then as it was published on ARRL web page and then, first thing you knew<text:line-break/>they were coming in a steady stream. I know that we were spending anywhere<text:line-break/>from 14 to 16 hours a day, mostly in front of a computer in a nice warm room<text:line-break/>as we were processing volunteers, sending over their information and giving<text:line-break/>them instructions !<text:line-break/>as to what to take with them and how to prepare to go over to East Texas to<text:line-break/>work. I don't think a lot of them realized at first the conditions that they<text:line-break/>were going to be confronted with, brambles, thorns, swamp, going through<text:line-break/></text:span><text:soft-page-break/><text:span text:style-name="T2">woods so thick that not even a rabbit could get through.<text:line-break/><text:line-break/>That's what really started it. After about Monday or Tuesday it got into a<text:line-break/>routine. When someone volunteered, we sent back a message asking them<text:line-break/>questions about their abilities: asking if they had a 12 channel GPS, if<text:line-break/>they could walk through the woods for 4 hours, whether they could ride<text:line-break/>horseback, what day could they start, and what day would be their last day<text:line-break/>in the field. There were several questions like that, that's how we got the<text:line-break/>volunteers lined up.<text:line-break/><text:line-break/>The hams that were coming to us get all the credit for the numbers. We were<text:line-break/>simply putting out the word and it was the response back that was just<text:line-break/>fantastic. As a matter of fact, last weekend, the first weekend after the<text:line-break/>shuttle disaster, we got to a point where Kevin sent a message saying,"cut<text:line-break/>if off". There were about 70 in Nacogdoches, and about 30 or 40 in San<text:line-break/>Augustine and that's not just from Dallas/Fort Worth, folks, that's from all<text:line-break/>over the country. I think they had some guys drive in from California and I<text:line-break/>know they were getting messages out of New York City from hams up there<text:line-break/>wanting to come down to help. I know that some of them did, I don't know if<text:line-break/>all of them got down before they shut it off. We tried to contact as many as<text:line-break/>we could after we learned that it had been shut down.<text:line-break/><text:line-break/><text:line-break/><text:line-break/>AA5QX, Jim - First impressions were that there would not be any recovery<text:line-break/>operation involvement by Dallas area hams other than linking a Dallas<text:line-break/>repeater to the Nacogdoches repeater audio to permit Dallas hams to hear<text:line-break/>what was going on there. When the Sunday afternoon Nacogdoches net traffic<text:line-break/>revealed that many Nacogdoches hams couldn't work through the week due to<text:line-break/>job obligations, a call was issued for outside volunteers about an hour and<text:line-break/>a half before the normally scheduled Dallas R.A.C.E.S. net was to begin. An<text:line-break/>email and text page was sent to all of the R.A.C.E.S. Radio Officers in the<text:line-break/>Dallas area prior to the net. The information regarding the need for<text:line-break/>operators was shared during the training net and another non-R.A.C.E.S. net<text:line-break/>was conducted immediately afterward to permit other hams to ask questions<text:line-break/>and to volunteer. It was decided that I would serve as a contact point<text:line-break/>between Dallas area volunteers and East Texas ham management. Unfortunately,<text:line-break/>I had to make a trip out of t!<text:line-break/>own Thursday through Saturday. K5JD, Johnny and KC5MXN, Clay took over<text:line-break/>handling the emails from volunteers and sending lists to Nacogdoches until I<text:line-break/>returned.<text:line-break/><text:line-break/><text:line-break/><text:line-break/> </text:span><text:span text:style-name="T3">The shifting understanding of how amateurs were going to be involved<text:line-break/></text:span><text:span text:style-name="T2"><text:line-break/>KD5CCH, Kevin Anderson, Nacogdoches<text:line-break/><text:line-break/>Quite honestly, it is a blur. We had no idea that our involvement was going<text:line-break/>to be what it was. Our initial thing was to do the initial assessment. We<text:line-break/></text:span><text:soft-page-break/><text:span text:style-name="T2">were actually operating net control from our homes and our office. We<text:line-break/>actually thought we would be working it through the weekend and be swarming<text:line-break/>with Feds by Monday and that would be the end of it.<text:line-break/><text:line-break/>Sunday we were contacted to be the drivers and communication for the GPS<text:line-break/>teams that were going out and we thought, "Oh man". We mobilized in a big<text:line-break/>way Sunday, called out all the locals that we could get out. Then we<text:line-break/>realized that instead of there being maybe hundreds of pieces that needed to<text:line-break/>be located with GPS there were literally thousands and thousands of them.<text:line-break/>There was absolutely no way that Sunday was even going to come close to<text:line-break/>handling that.<text:line-break/><text:line-break/>We still thought that the Feds would come in and completely take over in a<text:line-break/>day or two. On Monday, we actually scrambled around and figured out that we<text:line-break/>needed our own command post and that we needed more hams. Many of the local<text:line-break/>hams took off on Monday and I think there were people showing up on their<text:line-break/>own. We saw that we were very involved with the GPS teams and that we were<text:line-break/>going to need help.<text:line-break/><text:line-break/>Jim and Johnny up there in Dallas, everyone, were absolutely the reason that<text:line-break/>it was the success that it was. There were a lot of reasons, a lot of people<text:line-break/>doing a lot of work but without the help down here, it just wouldn't have<text:line-break/>worked. On Tuesday when all the Feds came rolling in and all the DPS units<text:line-break/>came rolling in (about 350 DPS units) they realized that they had no<text:line-break/>communications whatsoever. As they spread out through the woods there<text:line-break/>wasn't but one way they were going to talk back to the EOC and between units<text:line-break/>and that was with ham radio operators. DPS even showed up and their<text:line-break/>car-to-car frequencies had different PL. West Texas DPS couldn't talk to<text:line-break/>East Texas DPS car-to-car, much less through the repeaters in Lufkin. So it<text:line-break/>was interesting. We knew then that we had a huge task and that's when the<text:line-break/>all-calls went out for help.<text:line-break/><text:line-break/>We wanted enough but not too much. It then came down to us assessing our<text:line-break/>needs on a daily basis as to how many people we needed. Then as teams were<text:line-break/>being formed we realized we needed an operator for each team and then they<text:line-break/>didn't want to send a team in the field period, without an operator. It just<text:line-break/>went from there.<text:line-break/><text:line-break/><text:line-break/><text:line-break/>NE5AH, Alan Hayes, Lufkin<text:line-break/><text:line-break/>Our experience was a little different from Nacogdoches. There are only 4<text:line-break/>listed hams and only 1 active ham in San Augustine County. There was no<text:line-break/>infrastructure, no working repeater. WD5EFY, Mike and I were talking on our<text:line-break/>local repeater Saturday and the people in Tyler brought down a mobile<text:line-break/>repeater and 5 operators to help us on Sunday. All the operators who came<text:line-break/>down in our area were either acting as net control or going into the bush.<text:line-break/><text:line-break/>The 146.66 repeater from Garland Amateur Radio Club was set up early on<text:line-break/></text:span><text:soft-page-break/><text:span text:style-name="T2">Tuesday and that is what saved the day for us. From that day on we had<text:line-break/>reliable communications. To echo what Kevin said, as far as communications,<text:line-break/>even on the last day we operated which was Wednesday, Ham radio was still<text:line-break/>the only reliable communications. I went out twice on Wednesday with two<text:line-break/>FEMA teams on dog searches and they weren't able to get back to their EOC<text:line-break/>with their equipment but we were.<text:line-break/><text:line-break/>On mistakes that we made, obviously when we went down there on Saturday, our<text:line-break/>anticipation was that the Feds would be in there fully in force by Monday<text:line-break/>and we would be pretty much out of the picture. We pretty well had Saturday<text:line-break/>and Sunday covered. We got some additional hams in on Monday and in our<text:line-break/>early planning we pretty well thought that we would exit that operation by<text:line-break/>Monday night. After operating for a week and a half it was clear that that<text:line-break/>wasn't the case.<text:line-break/><text:line-break/>The second thing was that it turned out that the headquarters for the<text:line-break/>overall operation did wind up being set up here in Lufkin and we never had a<text:line-break/>presence here so that was a mistake on our part. When we found out that<text:line-break/>there was going to be the major headquarters here, someone either from<text:line-break/>Nacogdoches or us, should have set up someone to be the liaison for the<text:line-break/>total effort. I think that that might have helped us with planning because<text:line-break/>we were having to wait until we had our briefings in San Augustine at 6:30<text:line-break/>or 7:30 at night to find out what the next day's activities were going to be<text:line-break/>like, so that was a mistake.<text:line-break/><text:line-break/>In retrospect, we probably should have planned for longevity. While we were<text:line-break/>like Kevin in the Nacogdoches group, we were sensitive in trying not to<text:line-break/>overstaff too much because we didn't want people coming down and getting<text:line-break/>turned off by not having been utilized. We probably would have been better<text:line-break/>off in the long run to have gone ahead and planned on it being a long-term<text:line-break/>event and staffing for that. The first few days we thought that by Monday we<text:line-break/>would be out of there. By Wednesday we were prepared for this to go on for<text:line-break/>three weeks. Then on this last Wednesday, Nacogdoches had a couple of days<text:line-break/>notice that they were going to stop but we only found out at 10 o'clock<text:line-break/>Wednesday that we were going to cease operations here.<text:line-break/><text:line-break/><text:line-break/><text:line-break/>AA5QX, Jim -<text:line-break/><text:line-break/>There were unique situations because of the location, because of the pine<text:line-break/>forest, because of the terrain, because of the lack of infrastructure ...<text:line-break/>there were a lot of things working against communications in the East Texas<text:line-break/>area and that's really where we shine. We have to realize that just because<text:line-break/>people get paid to go and have fancy gear to go doesn't mean that when they<text:line-break/>get there they will be able to operate. Amateur radio has a unique<text:line-break/>capability, the flexibility of people and equipment and frequencies to<text:line-break/>operate when others can't and that was certainly demonstrated in East Texas.<text:line-break/><text:line-break/>Another thing to realize is that there is never a way to know how long you<text:line-break/></text:span><text:soft-page-break/><text:span text:style-name="T2">are going to be involved at the get-go. Certainly the East Texas hams and<text:line-break/>everyone who responded showed the flexibility to change with the daily<text:line-break/>briefings and to change with the daily events. That's a credit to everyone<text:line-break/>but particularly those who were down there Saturday and Sunday and having to<text:line-break/>handle all the strange operators and strangers from every agency under the<text:line-break/>sun, all the "alphabet people" that showed up down there with their own<text:line-break/>agendas.<text:line-break/><text:line-break/><text:line-break/></text:span><text:span text:style-name="T3"> Comments from operators who were on site <text:line-break/> Quality of information received before going compared to actual experience<text:line-break/></text:span><text:span text:style-name="T2"><text:line-break/>KD5PXM, Richard - We didn't know what we were going to do but we did know<text:line-break/>where to go and what frequencies to use and that was very helpful<text:line-break/><text:line-break/>KD5PXM, Richard - We took our own maps and were able to navigate around<text:line-break/>without needing to ask for directions and that proved to be very helpful<text:line-break/><text:line-break/>AD5KE, Doyle - Good information available prior to first shift included fcy<text:line-break/>to use, where to go<text:line-break/><text:line-break/>KD5IPJ, Tom - E-mail information received ahead of time really helped with<text:line-break/>making preparations<text:line-break/><text:line-break/>KD5IPJ, Tom - Handout with information was available in Nacogdoches Tuesday<text:line-break/>but not on others<text:line-break/><text:line-break/>KB5PYS, Brett - Flow of information to volunteers via email was good<text:line-break/><text:line-break/>WA5OEB, Brad - Took "everything" to be prepared for "anything" based on info<text:line-break/>received early on<text:line-break/><text:line-break/><text:line-break/> </text:span><text:span text:style-name="T3">Support at site - lodging, meals, information </text:span><text:span text:style-name="T2"><text:line-break/><text:line-break/>KC5HWX, Albert - The Torino church did a wonderful job providing meals for<text:line-break/>the volunteers.<text:line-break/><text:line-break/>AA5QX, Jim - There were no other comments during debriefing.<text:line-break/><text:line-break/>E-mails during and after the event included:<text:line-break/><text:line-break/>Praise for the support operations such as the Texas Baptist Men's<text:line-break/>Association, the Salvation Army, and the American Red Cross for providing<text:line-break/>excellent meals that were hot, tasty, and nutritious.<text:line-break/><text:line-break/>The dorm sleeping arrangements in the Expo Center in Nacogdoches, although<text:line-break/>coed and Spartan were appreciated. Dorm lights stayed on all night. "Last<text:line-break/>folks in" was around midnight, "first folks up" was around 3:30 a.m. Those<text:line-break/>who got showers early in the day or evening had hot water, later folks<text:line-break/></text:span><text:soft-page-break/><text:span text:style-name="T2">didn't.<text:line-break/><text:line-break/>The warm hospitality of the local businesses and citizens in Nacogdoches,<text:line-break/>San Augustine, and Lufkin was often mentioned in e-mails and conversations.<text:line-break/><text:line-break/> </text:span><text:span text:style-name="T3">Operations at site - individuals' preparation vs actual operation</text:span><text:span text:style-name="T2"><text:line-break/><text:line-break/>KD5OUG, Doug - "Took about everything I had and am glad I did"<text:line-break/><text:line-break/>KD5OUG, Doug - Many of the Red Cross vehicles have fiberglass bodies so<text:line-break/>setting up an antenna was a challenge, I wound up using a metal door frame<text:line-break/>to mount my magnetic mount antenna.<text:line-break/><text:line-break/>KD5PXM, Richard - Was prepared to work in woods, Took own maps (self<text:line-break/>sufficient)<text:line-break/><text:line-break/>KA5IVR, Stuart - prepared to work in the field, wound up working as net<text:line-break/>control but had to have equipment brought in since the existing NCS station<text:line-break/>left with the operator<text:line-break/><text:line-break/>K5LTC, Gordon - Information provided by email prior to going down was<text:line-break/>excellent<text:line-break/><text:line-break/>K5LTC, Gordon - People who bought or borrowed GPS equipment didn't know how<text:line-break/>to use it or program it before taking it into the field.<text:line-break/><text:line-break/>K5NLM, Nancy - I promise to never get in another DPS tropper's car again<text:line-break/>without my own map, regardless of what my assignment is. (Note: The local<text:line-break/>supply of 100's of maps were quickly exhausted)<text:line-break/><text:line-break/>KD5PXM, Richard- land navigation skills were handy to have<text:line-break/><text:line-break/>WB5QLD, Mike - Availability meetings and nets were located separate from<text:line-break/>both the operation fcy and location and allowed for much better support to<text:line-break/>the operators and a smoother running operation net<text:line-break/><text:line-break/>WB5QLD, Mike - It was tiring, uncomfortable but a very rewarding experience<text:line-break/><text:line-break/>K5NLM, Nancy - I know that some of you were in the field and experienced<text:line-break/>things you aren't accustomed to. If you are experiencing any difficulties or<text:line-break/>want to talk to someone who has "been there" I would be happy to get you the<text:line-break/>name of someone in your area who understands emergency stresss and its<text:line-break/>aftermath. These are generally personnel in your local fire, police or EMS<text:line-break/>services who will be more than willing to visit with you. Send me an email<text:line-break/>at </text:span><text:span text:style-name="T5">k5nlm@arrl.net &lt;mailto:k5nlm@arrl.net&gt;</text:span><text:span text:style-name="T2"><text:line-break/><text:line-break/></text:span><text:span text:style-name="T3"> Lessons learned for response/operation in future events</text:span></text:p>
      <text:p text:style-name="Standard"><text:span text:style-name="T2"><text:line-break/>KA5TYW, Paul - Relay teams had two ops but third op to deal with people who<text:line-break/>walked up with questions would be ideal. Many times there were simultaneous<text:line-break/></text:span><text:soft-page-break/><text:span text:style-name="T2">calls from operators in the field and from net control. Having 2 operators<text:line-break/>allowed those to be handled in a timely and efficient manner.<text:line-break/><text:line-break/>KA5TYW, Paul - Log all radio communications/messages. Many times the<text:line-break/>ability to refer to logs ensured that information being passed was not a<text:line-break/>duplicate of a previous message but new information.<text:line-break/><text:line-break/>KA5TYW, Paul - Daily briefings were extremely useful for operating<text:line-break/>frequencies, procedures, assignments. Operators need to follow the<text:line-break/>instructions given in these briefings.<text:line-break/><text:line-break/>KD5ING, Tim - Many people were receiving e-mails from people wanting to<text:line-break/>volunteer. There was no one uniform way to volunteer nor one contact point.<text:line-break/><text:line-break/>KD5ING, Tim - The ARRL Section Newsletter was used as one way to get out the<text:line-break/>latest information.<text:line-break/><text:line-break/>KD5ING, Tim - AB2M, Joe in Florida was developing a website for<text:line-break/>volunteering but it came too late in the event for use this time. At least<text:line-break/>one ham is building an internet sign-up utility that can be standing by for<text:line-break/>use in future large scale events.<text:line-break/><text:line-break/>NE5AH, Alan - Dual in-band receiving capability (even if it is just 2<text:line-break/>separate radios or a transceiver and a scanner) is a real plus to allow<text:line-break/>operator to stay in touch with field and command operations.<text:line-break/><text:line-break/>NE5AH, Alan - Having an "improved" antenna for fringe area operations is an<text:line-break/>asset when normal antenna isn't sufficient (push-up pole, j-pole, etc)<text:line-break/><text:line-break/>KD5OUG, Doug - Having a way to send information regarding needs and<text:line-break/>information updates to clubs as well as individuals would have possibly<text:line-break/>helped recruit resources.<text:line-break/><text:line-break/>KD5CCH, Kevin - Logging was extremely important. There were a number of<text:line-break/>incidents when there were multiple sensitive items located about the same<text:line-break/>time and the logged messages kept it all straight. Having information logged<text:line-break/>builds confidence in our ability to operate at the level of other<text:line-break/>professionals.<text:line-break/><text:line-break/>KD5CCH, Kevin - Most operators came well prepared but some didn't and just<text:line-break/>couldn't be used. It is imperative that operators find out what is needed<text:line-break/>and come prepared to work.<text:line-break/><text:line-break/>KD5CCH, Kevin - We had thousands of maps produced but there were thousands<text:line-break/>of volunteers and other workers who grabbed them up.<text:line-break/><text:line-break/>KD5CCH, Kevin - The scheduling of operators was particularly hindered by the<text:line-break/>dynamic nature of the operations. Having enough operators was a problem but<text:line-break/>needs changed on an hourly basis and knowing what to expect was a real<text:line-break/>problem for ham management.<text:line-break/></text:span><text:soft-page-break/><text:span text:style-name="T2"><text:line-break/>KD5CCH, Kevin - The amount of issues to be handled when dealing with so many<text:line-break/>different agencies and needs requires software to keep track of and manage<text:line-break/>resources. New software under development will include scheduling,<text:line-break/>availability, and assignments for at least a 48 hour period.<text:line-break/><text:line-break/>KD5CCH, Kevin - A centralized website with needs, maps, operation<text:line-break/>frequencies, how to sign up is really needed. We used the ARRL North Texas<text:line-break/>webpage and that will continue to be a good tool but we really need a site<text:line-break/>dedicated to keeping information updated for the specific incident.<text:line-break/><text:line-break/>KK5PB, Bill - The ability use high speed wireless internet technology added<text:line-break/>an enormous resource to the command operations by providing email, weather,<text:line-break/>and other information capabilities.<text:line-break/><text:line-break/>KK5PB, Bill - Handling the scheduling and screening of volunteers can best<text:line-break/>be performed from a single point outside the hot zone to free those directly<text:line-break/>involved with operations<text:line-break/><text:line-break/>KA5IVR, Stuart - APRS was not utilized during this event, however, there<text:line-break/>were some incidents where APRS communications were made and information<text:line-break/>exchanged between San Augustine and Dallas without using the Internet. If<text:line-break/>implemented, it could have provided significant support to command and<text:line-break/>control of the operators.<text:line-break/><text:line-break/>KD5IPJ, Tom - Maybe the ARRL could provide some standardization of software,<text:line-break/>web access, and perhaps designation of someone outside of the affected area<text:line-break/>to handle the volunteer signup, etc.<text:line-break/><text:line-break/>KD5QXF, William - The Richardson Morning News carried a good story on all<text:line-break/>that the hams were doing to help with the East Texas situation.<text:line-break/><text:line-break/>AA5QX, Jim - There were several news agencies that presented stories<text:line-break/>regarding amateur radio's contribution to the recovery efforts, however,<text:line-break/>these were almost exclusively small town editions with a personal interest<text:line-break/>aspect to their reporting. Many of these stories were written as a direct<text:line-break/>result of hams contacting the papers and letting them know about the local<text:line-break/>hams' participation.<text:line-break/><text:line-break/></text:span><text:span text:style-name="T3"> EchoLink's contribution to event from operator preparation standpoint</text:span></text:p>
      <text:p text:style-name="Standard"><text:span text:style-name="T2"><text:line-break/>K5JD, Johnny -<text:line-break/><text:line-break/>EchoLink is a free software package that allows you to connect to other<text:line-break/>repeaters and computers viat the internet. You must be a licensed amateur<text:line-break/>radio operator to use it. If you want to try it out you can go to:<text:line-break/></text:span><text:span text:style-name="T5">www.echolink.org </text:span><text:span text:style-name="T2"><text:s/>and download the software. Once you load the software </text:span></text:p>
      <text:p text:style-name="P1">it will ask you to register and the sysops will have to validate your amateur</text:p>
      <text:p text:style-name="P1">radio license before you are permitted to access the system. </text:p>
      <text:p text:style-name="Standard"><text:span text:style-name="T2">Validation takes about 4 hours to a day. Once you are notified you can use the system.<text:line-break/></text:span><text:soft-page-break/><text:span text:style-name="T2">If you have any problems check the FAQ on the site first. Most issues are<text:line-break/>addressed, particularly if you are behind a firewall.<text:line-break/><text:line-break/>Echolink provided direct contact between the affected area and the remote<text:line-break/>support operations. Re-transmitting net audio in remote cities generated<text:line-break/>awareness of the operation and the nature of the operation's needs. Hearing<text:line-break/>"local" operators from the remote cities formed a tie to the event and<text:line-break/>stimulated additional volunteering of operators. Real time re-transmitting<text:line-break/>net audio gave the event immediacy and relevancy to those who listened and<text:line-break/>increased awareness of amateur radio's role in disasters. It also encouraged<text:line-break/>self-evaluation by listening hams of their own preparedness for such an<text:line-break/>event.<text:line-break/><text:line-break/><text:line-break/>Additional observations by AA5QX, Jim<text:line-break/><text:line-break/>AA5QX, Jim - At a time when many critics are claiming that amateur radio is<text:line-break/>archaic and irrelevant, operators using normal ham equipment as well as<text:line-break/>Wireless Internet, Echolink, and APRS demonstrated that the technical<text:line-break/>capabilities of amateur radio hobbyists remain uniquely capable of meeting<text:line-break/>real world communication needs in the 21st century.<text:line-break/><text:line-break/>AA5QX, Jim - Dallas County has an organization, the DALLAS County R.A.C.E.S.<text:line-break/>Council that is made up of all of the R.A.C.E.S. Radio Officers from the<text:line-break/>various cities' R.A.C.E.S groups. This organization's role is to ensure that<text:line-break/>all of the groups are working together toward the common goal of effective<text:line-break/>emergency communications in large scale events.<text:line-break/><text:line-break/></text:span><text:span text:style-name="T3">Four needs of any large scale response</text:span><text:span text:style-name="T2">:<text:line-break/><text:line-break/></text:span><text:span text:style-name="T4">ON SITE OPERATORS </text:span><text:span text:style-name="T2">- need equipment and skills before they arrive, how to<text:line-break/>operate radio, gps, etc<text:line-break/><text:line-break/></text:span><text:span text:style-name="T4">ON SITE RESOURCE MANAGEMENT </text:span><text:span text:style-name="T2">- Management Hams should interface with all<text:line-break/>agencies but maintain control of their operators. i.e. Food, housing, who's<text:line-break/>on duty/off duty in field, who has returned.<text:line-break/><text:line-break/></text:span><text:span text:style-name="T4">RESOURCE DEVELOPMENT </text:span><text:span text:style-name="T2">- communicating with the ham community regarding needs<text:line-break/>for operators and equipment<text:line-break/><text:line-break/></text:span><text:span text:style-name="T4">GOOD LINKS </text:span><text:span text:style-name="T2">to various communication sites and control centers throughout the<text:line-break/>area of operation are essential<text:line-break/><text:line-break/></text:span><text:span text:style-name="T3">Three general issues during any event:<text:line-break/></text:span><text:span text:style-name="T2"><text:line-break/>Standard phonetics - when stations come on frequency and use non-standard<text:line-break/>phonetics it is difficult to understand the message. When under stress you<text:line-break/>revert to habits, make good operation habitual<text:line-break/><text:line-break/>Failure to respond equipped to meet needs - not just throwing radios/hams at<text:line-break/></text:span><text:soft-page-break/><text:span text:style-name="T2">problem, but properly prepared for the operations, better to hold back if<text:line-break/>physical or equipment limitations would hinder your ability to work. If you<text:line-break/>aren't able to be part of the solution then others must support you and you<text:line-break/>become a non-productive part of the overhead.<text:line-break/><text:line-break/>Time to prepare equipment and develop skills is before you go ... now - One<text:line-break/>operator reported that everything that was needed in East Texas was covered<text:line-break/>in the three Emergency Communicator courses being offered by the ARRL. The<text:line-break/>time to put a portable repeater together is now, rather than waiting until<text:line-break/>the need arises. Having reliable portable repeaters available and put into<text:line-break/>operation for this event were extremely helpful.<text:line-break/><text:line-break/><text:line-break/>Additional observations by K5JD, Johnny Davis<text:line-break/>This was unique in that although it was a large event, power, phones,<text:line-break/>showers, and radios worked.<text:line-break/><text:line-break/>Weather didn't limit ability to respond and there were no chemical agents to<text:line-break/>protect against. Updates of the ever changing situation were very helpful.<text:line-break/>APRS, if available, could have contributed greatly to the event. EchoLink<text:line-break/>had 52 stations and repeaters monitoring and participating in this event.<text:line-break/><text:line-break/><text:line-break/></text:span><text:span text:style-name="T3">Closing Comments by KD5CCH, Kevin Anderson</text:span><text:span text:style-name="T2"><text:line-break/><text:line-break/>We've gone through the critique process and we want to thank everyone again,<text:line-break/>those who brought down the repeater, those who helped with administration,<text:line-break/>we just want you to know how important it was to us. Especially those who<text:line-break/>came down and helped out. You really sacrificed alot, you went out got cut<text:line-break/>up and bruised up, a lot of you. Everyone appreciates you, not just us, the<text:line-break/>Incident Commander, other agencies.<text:line-break/><text:line-break/>I want you to know that we are putting together "CARE" packages for<text:line-break/>everyone. It's going to take a little while. There are going to be things<text:line-break/>from NASA the Incident Commander, our local group and perhaps from other<text:line-break/>federal agencies, expressing their gratitude. We are having some patches<text:line-break/>made up. We have everyone's contact information. It may but we<text:line-break/><text:line-break/>We are also thinking of having a special gathering for folks perhaps in<text:line-break/>Canton which seems to be a pretty central location for those who<text:line-break/>participated, possibly sometime this Spring. So many came and left and we<text:line-break/>didn't get an opportunity to visit with you. You rolled in that morning and<text:line-break/>got your assignments and then wham bam you were out there. When you came in<text:line-break/>in the evenings you were cold and wet and tired. We would like to visit with<text:line-break/>you. We also plan on doing a special event station annually in the future as<text:line-break/>a commemoration of this event.<text:line-break/><text:line-break/>Thanks again to everyone. Let's hope it doesn't happen again but in this<text:line-break/>world today I wouldn't be surprised if it did. If you need our help, just<text:line-break/>holler and Nacogdoches will be there.<text:line-break/></text:span><text:soft-page-break/><text:span text:style-name="T2"><text:line-break/><text:line-break/><text:line-break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9" meta:word-count="5755" meta:character-count="33188"/>
  </office:meta>
</office:document-meta>
</file>